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efcb" officeooo:paragraph-rsid="0005efcb"/>
    </style:style>
    <style:style style:name="P2" style:family="paragraph" style:parent-style-name="Preformatted_20_Text">
      <style:text-properties officeooo:rsid="0005efcb" officeooo:paragraph-rsid="0005efcb"/>
    </style:style>
    <style:style style:name="P3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DF</text:p>
      <text:p text:style-name="P1"/>
      <text:p text:style-name="P1">Loading <text:a xlink:type="simple" xlink:href="http://aulavirtual.caib.es/c07008363/mod/resource/view.php?id=13122">drivers for a CDROM drive and a mouse</text:a><text:line-break/><text:line-break/>Where to find them if you don't have them ? Some suggestions:<text:line-break/>- http://www.uwe-sieber.de for CDROM &amp; mice<text:line-break/>- http://www.webpro.co.za/tutor/cd-setup.htm for CDROM setup<text:line-break/>Many drivers from Oak will do for your CDROM; for a mouse Cutemouse,<text:line-break/>Microsoft or Logitech drivers can be used.<text:line-break/><text:line-break/>The relevant lines in my system files looked like:<text:line-break/>(config.sys, cdrom) device=c:\cdrom\aoatapi.sys /d:cd001<text:line-break/><text:line-break/>(autoexec.bat, cdrom) mscdex /d:cd001<text:line-break/>(autoexec.bat, mouse) mouse\mouse.com</text:p>
      <text:p text:style-name="P1"/>
      <text:p text:style-name="P1"/>
      <text:p text:style-name="P1"/>
      <text:p text:style-name="P2"><text:s text:c="4"/>DOS 6.2 CONFIG.SYS Menu's for Dummies</text:p>
      <text:p text:style-name="Preformatted_20_Text"/>
      <text:p text:style-name="Preformatted_20_Text"><text:s text:c="4"/>or How to make multiple configurations run on your computer.</text:p>
      <text:p text:style-name="Preformatted_20_Text"/>
      <text:p text:style-name="Preformatted_20_Text"><text:s text:c="4"/>Several people on CompuServe Tandy and IBM forums have asked how to</text:p>
      <text:p text:style-name="Preformatted_20_Text"><text:s/>utilize the DOS 6.2 menu commands in the CONFIG.SYS and AUTOEXEC.BAT</text:p>
      <text:p text:style-name="Preformatted_20_Text"><text:s/>files to create multiple configuration selections for the computer.</text:p>
      <text:p text:style-name="Preformatted_20_Text"/>
      <text:p text:style-name="Preformatted_20_Text"><text:s text:c="4"/>Since MicroSoft in their push to conserve paper &lt;G&gt; put most of the</text:p>
      <text:p text:style-name="Preformatted_20_Text">information how to do this in the Help command 'On-Line', and not in the</text:p>
      <text:p text:style-name="Preformatted_20_Text">'hard-copy' manual, it's hard to create your new CONFIG.SYS and AUTO-</text:p>
      <text:p text:style-name="Preformatted_20_Text">EXEC.BAT files and access the 'Help' at the same time.</text:p>
      <text:p text:style-name="Preformatted_20_Text"/>
      <text:p text:style-name="Preformatted_20_Text"><text:s text:c="4"/>Of course, you can PRINT out the various help files that refer to the</text:p>
      <text:p text:style-name="Preformatted_20_Text">various menu commands, but an example in front of you, is worth more than</text:p>
      <text:p text:style-name="Preformatted_20_Text">the hassle of going between the manual, DOS Help command and re-entering</text:p>
      <text:p text:style-name="Preformatted_20_Text">your ASCII text editor, to create a working file.</text:p>
      <text:p text:style-name="Preformatted_20_Text"/>
      <text:p text:style-name="Preformatted_20_Text">I. <text:s/>Definitions of CONFIG.SYS command items for multiple configurations:</text:p>
      <text:p text:style-name="Preformatted_20_Text"><text:s text:c="4"/>(All taken straight form DOS 6.2 HELP text file.)</text:p>
      <text:p text:style-name="Preformatted_20_Text"/>
      <text:p text:style-name="Preformatted_20_Text"/>
      <text:p text:style-name="Preformatted_20_Text"><text:s text:c="4"/>DOS 6.2's 'HELP' note &lt;Multi-Config Commands&gt; states:</text:p>
      <text:p text:style-name="Preformatted_20_Text"/>
      <text:p text:style-name="Preformatted_20_Text"><text:s text:c="5"/>"A single CONFIG.SYS file can define several different system con-</text:p>
      <text:p text:style-name="Preformatted_20_Text">figurations. To define multiple configurations, you use the following</text:p>
      <text:p text:style-name="Preformatted_20_Text">special CONFIG.SYS commands: "</text:p>
      <text:p text:style-name="Preformatted_20_Text"/>
      <text:p text:style-name="Preformatted_20_Text">&lt;Menucolor&gt;</text:p>
      <text:p text:style-name="Preformatted_20_Text">&lt;Menudefault&gt;</text:p>
      <text:p text:style-name="Preformatted_20_Text">&lt;Menuitem&gt;</text:p>
      <text:p text:style-name="Preformatted_20_Text"/>
      <text:p text:style-name="Preformatted_20_Text"><text:s text:c="2"/>NOTE: the additional commands &lt;Include&gt; and &lt;Submenu&gt; are not included</text:p>
      <text:p text:style-name="Preformatted_20_Text"><text:s text:c="2"/>in this 'BASIC' example.</text:p>
      <text:p text:style-name="Preformatted_20_Text"/>
      <text:p text:style-name="Preformatted_20_Text"><text:s text:c="4"/>Definitions:</text:p>
      <text:p text:style-name="Preformatted_20_Text"/>
      <text:p text:style-name="Preformatted_20_Text"><text:s text:c="4"/>A. [menu]: header block tells the booting system that multiple</text:p>
      <text:p text:style-name="Preformatted_20_Text"><text:s text:c="14"/>configurations are included in the CONFIG.SYS file. This is</text:p>
      <text:p text:style-name="Preformatted_20_Text"><text:s text:c="14"/>always the first item at the start of the CONFIG.SYS file.</text:p>
      <text:p text:style-name="Preformatted_20_Text"/>
      <text:p text:style-name="Preformatted_20_Text"><text:s text:c="4"/>B. Menucolor: is a command to create color information for the menu screen.</text:p>
      <text:p text:style-name="Preformatted_20_Text"><text:soft-page-break/></text:p>
      <text:p text:style-name="Preformatted_20_Text"><text:s text:c="8"/>syntax</text:p>
      <text:p text:style-name="Preformatted_20_Text"/>
      <text:p text:style-name="Preformatted_20_Text"><text:s text:c="8"/>menucolor=x[,y]</text:p>
      <text:p text:style-name="Preformatted_20_Text"/>
      <text:p text:style-name="Preformatted_20_Text"><text:s text:c="8"/>where x= color of text. Valid values from 0 to 15</text:p>
      <text:p text:style-name="Preformatted_20_Text"/>
      <text:p text:style-name="Preformatted_20_Text"><text:s text:c="8"/>where y= Optional color of background. Valid values from 0 to 15.</text:p>
      <text:p text:style-name="Preformatted_20_Text"><text:s text:c="17"/>If not included default color is black background</text:p>
      <text:p text:style-name="Preformatted_20_Text"/>
      <text:p text:style-name="Preformatted_20_Text"><text:s text:c="8"/>color values:</text:p>
      <text:p text:style-name="Preformatted_20_Text"/>
      <text:p text:style-name="Preformatted_20_Text"><text:s text:c="8"/>0 Black <text:s text:c="3"/>5 Magenta <text:s text:c="7"/>10 Bright green <text:s text:c="3"/>15 Bright white</text:p>
      <text:p text:style-name="Preformatted_20_Text"><text:s text:c="8"/>1 Blue <text:s text:c="4"/>6 Brown <text:s text:c="9"/>11 Bright cyan</text:p>
      <text:p text:style-name="Preformatted_20_Text"><text:s text:c="8"/>2 Green <text:s text:c="3"/>7 White <text:s text:c="9"/>12 Bright red</text:p>
      <text:p text:style-name="Preformatted_20_Text"><text:s text:c="8"/>3 Cyan <text:s text:c="4"/>8 Gray <text:s text:c="10"/>13 Bright magenta</text:p>
      <text:p text:style-name="Preformatted_20_Text"><text:s text:c="8"/>4 Red <text:s text:c="5"/>9 Bright Blue <text:s text:c="3"/>14 Yellow</text:p>
      <text:p text:style-name="Preformatted_20_Text"/>
      <text:p text:style-name="Preformatted_20_Text"><text:s text:c="8"/>NOTE: according to DOS 6.2 values from 8 to 15 on some systems</text:p>
      <text:p text:style-name="Preformatted_20_Text"><text:s text:c="8"/>will cause the screen to blink. Always test before making a final</text:p>
      <text:p text:style-name="Preformatted_20_Text"><text:s text:c="8"/>color statement.</text:p>
      <text:p text:style-name="Preformatted_20_Text"/>
      <text:p text:style-name="Preformatted_20_Text"><text:s text:c="8"/>example: menucolor=15,1 (Bright white text on Blue background)</text:p>
      <text:p text:style-name="Preformatted_20_Text"/>
      <text:p text:style-name="Preformatted_20_Text"><text:s text:c="4"/>C. Menudefault: is a command that specifies to the system the default</text:p>
      <text:p text:style-name="Preformatted_20_Text"><text:s text:c="19"/>configuration that the computer uses if no selection is</text:p>
      <text:p text:style-name="Preformatted_20_Text"><text:s text:c="19"/>made during startup after a specified time. This command</text:p>
      <text:p text:style-name="Preformatted_20_Text"><text:s text:c="19"/>can only be used within the menu block of the CONFIG.SYS</text:p>
      <text:p text:style-name="Preformatted_20_Text"><text:s text:c="19"/>file. If it is not included the default is set to</text:p>
      <text:p text:style-name="Preformatted_20_Text"><text:s text:c="19"/>menu-item 1.</text:p>
      <text:p text:style-name="Preformatted_20_Text"/>
      <text:p text:style-name="Preformatted_20_Text"><text:s text:c="8"/>syntax</text:p>
      <text:p text:style-name="Preformatted_20_Text"/>
      <text:p text:style-name="Preformatted_20_Text"><text:s text:c="8"/>menudefault=blockname[,timeout]</text:p>
      <text:p text:style-name="Preformatted_20_Text"/>
      <text:p text:style-name="Preformatted_20_Text"><text:s text:c="8"/>blockname is the name of the default selection to be run.</text:p>
      <text:p text:style-name="Preformatted_20_Text"/>
      <text:p text:style-name="Preformatted_20_Text"><text:s text:c="8"/>[,timeout] is the optional amount of time the system counts down</text:p>
      <text:p text:style-name="Preformatted_20_Text"><text:s text:c="8"/>from waiting for a key selection. If the timeout is reached</text:p>
      <text:p text:style-name="Preformatted_20_Text"><text:s text:c="8"/>without a valid key selection the default selection is</text:p>
      <text:p text:style-name="Preformatted_20_Text"><text:s text:c="8"/>automatically selected. Valid values are from 0 to 90 seconds</text:p>
      <text:p text:style-name="Preformatted_20_Text"/>
      <text:p text:style-name="Preformatted_20_Text"><text:s text:c="8"/>example: menudefault=Home, 15 (Home menuitem is selected after</text:p>
      <text:p text:style-name="Preformatted_20_Text"><text:s text:c="17"/>15 seconds countdown delay.)</text:p>
      <text:p text:style-name="Preformatted_20_Text"/>
      <text:p text:style-name="Preformatted_20_Text"><text:s text:c="4"/>D. Menuitem: defines an item in the startup menu. It is used only</text:p>
      <text:p text:style-name="Preformatted_20_Text"><text:s text:c="16"/>within the menu block of the CONFIG.SYS file. Maximum</text:p>
      <text:p text:style-name="Preformatted_20_Text"><text:s text:c="16"/>number of Menuitems is 9. Each Menuitem is a choice that</text:p>
      <text:p text:style-name="Preformatted_20_Text"><text:s text:c="16"/>appears on screen when the system boots up. Each is the</text:p>
      <text:p text:style-name="Preformatted_20_Text"><text:s text:c="16"/>EXACT title of a choice block that follows the menu block</text:p>
      <text:p text:style-name="Preformatted_20_Text"/>
      <text:p text:style-name="Preformatted_20_Text"><text:s text:c="8"/>syntax</text:p>
      <text:p text:style-name="Preformatted_20_Text"/>
      <text:p text:style-name="Preformatted_20_Text"><text:s text:c="8"/>menuitem=blockname[,menu_text]</text:p>
      <text:p text:style-name="Preformatted_20_Text"/>
      <text:p text:style-name="Preformatted_20_Text"><text:s text:c="8"/>blockname is the EXACT title of the associated configuration</text:p>
      <text:p text:style-name="Preformatted_20_Text"><text:s text:c="8"/>block. The configuration block must be defined elsewhere in the</text:p>
      <text:p text:style-name="Preformatted_20_Text"><text:s text:c="8"/>CONFIG.SYS file. If it is selected from the menu, MS-DOS carries</text:p>
      <text:p text:style-name="Preformatted_20_Text"><text:s text:c="8"/>out the commands in the block as well as any commands listed in</text:p>
      <text:p text:style-name="Preformatted_20_Text"><text:s text:c="8"/>the CONFIG.SYS file before the [menu] block and and commands</text:p>
      <text:p text:style-name="Preformatted_20_Text"><text:s text:c="8"/>contained in the [common] header block. <text:s/>NOTE: if MS-DOS cannot</text:p>
      <text:p text:style-name="Preformatted_20_Text"><text:s text:c="8"/>find a block with the specified (EXACT) name the name will not</text:p>
      <text:p text:style-name="Preformatted_20_Text"><text:s text:c="8"/>appear on the startup menu. Maximum length of the block name is</text:p>
      <text:p text:style-name="Preformatted_20_Text"><text:s text:c="8"/>70 characters. Excluded characters are (/), (\), (,), (;), (=)</text:p>
      <text:p text:style-name="Preformatted_20_Text"><text:soft-page-break/><text:s text:c="8"/>and ([,]).</text:p>
      <text:p text:style-name="Preformatted_20_Text"/>
      <text:p text:style-name="Preformatted_20_Text"><text:s text:c="8"/>,menu_text specifies the EXACT text MS-DOS will display for this</text:p>
      <text:p text:style-name="Preformatted_20_Text"><text:s text:c="8"/>menu item. If not specified MS-DOS will display the menu block</text:p>
      <text:p text:style-name="Preformatted_20_Text"><text:s text:c="8"/>name as the menu item. Maximum of 70 characters with all</text:p>
      <text:p text:style-name="Preformatted_20_Text"><text:s text:c="8"/>printable characters available.</text:p>
      <text:p text:style-name="Preformatted_20_Text"/>
      <text:p text:style-name="Preformatted_20_Text"><text:s text:c="8"/>example: menuitem=Home, Home Ram Drive C: External Drive D:</text:p>
      <text:p text:style-name="Preformatted_20_Text"><text:s text:c="17"/>(defines the Home menu block and what is displayed on</text:p>
      <text:p text:style-name="Preformatted_20_Text"><text:s text:c="17"/>the configuration menu screen for this block.</text:p>
      <text:p text:style-name="Preformatted_20_Text"/>
      <text:p text:style-name="Preformatted_20_Text">II. Procedure for creating CONFIG.SYS Menu file:</text:p>
      <text:p text:style-name="Preformatted_20_Text"/>
      <text:p text:style-name="Preformatted_20_Text"><text:s text:c="4"/>A. Define what configurations you require for your computer.</text:p>
      <text:p text:style-name="Preformatted_20_Text"><text:s text:c="7"/>Examples are:</text:p>
      <text:p text:style-name="Preformatted_20_Text"/>
      <text:p text:style-name="Preformatted_20_Text"><text:s text:c="7"/>1. Different users, Single option:</text:p>
      <text:p text:style-name="Preformatted_20_Text"/>
      <text:p text:style-name="Preformatted_20_Text"><text:s text:c="13"/>Do different users of the computer require different</text:p>
      <text:p text:style-name="Preformatted_20_Text"><text:s text:c="10"/>configurations? ie: Does Joe require networking and Jane</text:p>
      <text:p text:style-name="Preformatted_20_Text"><text:s text:c="10"/>doesn't. Does Jane need only to start Windows, Does Jack only</text:p>
      <text:p text:style-name="Preformatted_20_Text"><text:s text:c="10"/>require a statistical program to run. Each of these decisions</text:p>
      <text:p text:style-name="Preformatted_20_Text"><text:s text:c="10"/>can create a menuitem option for the menu.</text:p>
      <text:p text:style-name="Preformatted_20_Text"/>
      <text:p text:style-name="Preformatted_20_Text"><text:s text:c="7"/>2. Different options, Single user:</text:p>
      <text:p text:style-name="Preformatted_20_Text"/>
      <text:p text:style-name="Preformatted_20_Text"><text:s text:c="13"/>Do you require the computer to start different programs or</text:p>
      <text:p text:style-name="Preformatted_20_Text"><text:s text:c="10"/>does the requirements for various programs require diferent</text:p>
      <text:p text:style-name="Preformatted_20_Text"><text:s text:c="10"/>resources (Memory, Drivers, etc) ie:</text:p>
      <text:p text:style-name="Preformatted_20_Text"/>
      <text:p text:style-name="Preformatted_20_Text"><text:s text:c="13"/>Portables connected at home to devices or equipment you</text:p>
      <text:p text:style-name="Preformatted_20_Text"><text:s text:c="10"/>don't take on the road.</text:p>
      <text:p text:style-name="Preformatted_20_Text"/>
      <text:p text:style-name="Preformatted_20_Text"><text:s text:c="13"/>A Database program that requires different devices that your</text:p>
      <text:p text:style-name="Preformatted_20_Text"><text:s text:c="10"/>word processor program doesn't need.</text:p>
      <text:p text:style-name="Preformatted_20_Text"/>
      <text:p text:style-name="Preformatted_20_Text"><text:s text:c="13"/>That BIG game you play requires more memory than your normal</text:p>
      <text:p text:style-name="Preformatted_20_Text"><text:s text:c="10"/>configuration has available.</text:p>
      <text:p text:style-name="Preformatted_20_Text"/>
      <text:p text:style-name="Preformatted_20_Text"><text:s text:c="13"/>Again, each of these choices creates a menuitem option.</text:p>
      <text:p text:style-name="Preformatted_20_Text"/>
      <text:p text:style-name="Preformatted_20_Text"><text:s text:c="7"/>3. Different users, Multiple options:</text:p>
      <text:p text:style-name="Preformatted_20_Text"/>
      <text:p text:style-name="Preformatted_20_Text"><text:s text:c="13"/>Do your different users require different options at</text:p>
      <text:p text:style-name="Preformatted_20_Text"><text:s text:c="10"/>different times? Although I didn't have this problem you can</text:p>
      <text:p text:style-name="Preformatted_20_Text"><text:s text:c="10"/>either create menuitems with different titles for the same</text:p>
      <text:p text:style-name="Preformatted_20_Text"><text:s text:c="10"/>user. ie: Jane-WP, Jane-DB, Joe-1, Joe-2, for example, or use</text:p>
      <text:p text:style-name="Preformatted_20_Text"><text:s text:c="10"/>the Submenu command for nested configurations within a</text:p>
      <text:p text:style-name="Preformatted_20_Text"><text:s text:c="10"/>menuitem. I haven't touched on this command because, I haven't</text:p>
      <text:p text:style-name="Preformatted_20_Text"><text:s text:c="10"/>used it. Other 'experts' can probably provide the expertise to</text:p>
      <text:p text:style-name="Preformatted_20_Text"><text:s text:c="10"/>use this command.</text:p>
      <text:p text:style-name="Preformatted_20_Text"/>
      <text:p text:style-name="Preformatted_20_Text"><text:s text:c="4"/>B. <text:s/>Determine the resources required for each menuitem.</text:p>
      <text:p text:style-name="Preformatted_20_Text"/>
      <text:p text:style-name="Preformatted_20_Text"><text:s text:c="13"/>On a separate piece of paper for each menu choice, determine</text:p>
      <text:p text:style-name="Preformatted_20_Text"><text:s text:c="10"/>what resources and CONFIG.SYS file commands are needed for each</text:p>
      <text:p text:style-name="Preformatted_20_Text"><text:s text:c="10"/>choice you require.</text:p>
      <text:p text:style-name="Preformatted_20_Text"><text:s text:c="13"/>After you are satisfied that the required items are listed,</text:p>
      <text:p text:style-name="Preformatted_20_Text"><text:s text:c="10"/>place the choices next to each other and compare the items to</text:p>
      <text:p text:style-name="Preformatted_20_Text"><text:s text:c="10"/>find common items that the entire menu can use. Any Common items</text:p>
      <text:p text:style-name="Preformatted_20_Text"><text:s text:c="10"/>can be placed in to a menuitem labeled Common and deleted from the</text:p>
      <text:p text:style-name="Preformatted_20_Text"><text:s text:c="10"/>other menuitem blocks.</text:p>
      <text:p text:style-name="Preformatted_20_Text"><text:s text:c="12"/>Also decide the title of the menu choice that you want to appear</text:p>
      <text:p text:style-name="Preformatted_20_Text"><text:s text:c="10"/>on the Menu screen, It should be descriptive enough so you can</text:p>
      <text:p text:style-name="Preformatted_20_Text"><text:soft-page-break/><text:s text:c="10"/>quickly decide which configuration you want to run.</text:p>
      <text:p text:style-name="Preformatted_20_Text"/>
      <text:p text:style-name="Preformatted_20_Text"><text:s text:c="4"/>C. Test your configuration blocks.</text:p>
      <text:p text:style-name="Preformatted_20_Text"/>
      <text:p text:style-name="Preformatted_20_Text"><text:s text:c="12"/>Once you decide what each configuration should contain, make</text:p>
      <text:p text:style-name="Preformatted_20_Text"><text:s text:c="10"/>sure that each will operate by making temporary CONFIG.SYS and</text:p>
      <text:p text:style-name="Preformatted_20_Text"><text:s text:c="10"/>AUTOEXEC.BAT files to test each choice. This should insure that</text:p>
      <text:p text:style-name="Preformatted_20_Text"><text:s text:c="10"/>they operate without problem, before you combine them in large</text:p>
      <text:p text:style-name="Preformatted_20_Text"><text:s text:c="10"/>files that can be hard to 'Debug'.</text:p>
      <text:p text:style-name="Preformatted_20_Text"/>
      <text:p text:style-name="Preformatted_20_Text"><text:s text:c="10"/>NOTE: Don't do this to your CONFIG.SYS and AUTOEXEC.BAT files</text:p>
      <text:p text:style-name="Preformatted_20_Text"><text:s text:c="10"/>that run you computer now, either save you present files so you</text:p>
      <text:p text:style-name="Preformatted_20_Text"><text:s text:c="10"/>can go back to your current configuration, or create a 'Boot</text:p>
      <text:p text:style-name="Preformatted_20_Text"><text:s text:c="10"/>diskette' with all the required resoures and use it to 'cut and</text:p>
      <text:p text:style-name="Preformatted_20_Text"><text:s text:c="10"/>paste' until you are satisfied. Once you have created your final</text:p>
      <text:p text:style-name="Preformatted_20_Text"><text:s text:c="10"/>CONFIG.SYS and AUTOEXEC.BAT files then you can copy them to your</text:p>
      <text:p text:style-name="Preformatted_20_Text"><text:s text:c="10"/>normal boot harddrive or diskette.</text:p>
      <text:p text:style-name="Preformatted_20_Text"/>
      <text:p text:style-name="Preformatted_20_Text"><text:s text:c="10"/>HINT: Since it's easy to 'loose' root files when making changes</text:p>
      <text:p text:style-name="Preformatted_20_Text"><text:s text:c="10"/>to your CONFIG.SYS and AUTOEXEC.BAT files, the safest thing that</text:p>
      <text:p text:style-name="Preformatted_20_Text"><text:s text:c="10"/>I've found to prevent this is to create a "Backup" directory</text:p>
      <text:p text:style-name="Preformatted_20_Text"><text:s text:c="10"/>with copies of the curent CONFIG.SYS and AUTOEXEC.BAT files</text:p>
      <text:p text:style-name="Preformatted_20_Text"><text:s text:c="10"/>placed in it, along with any other files that you want to</text:p>
      <text:p text:style-name="Preformatted_20_Text"><text:s text:c="10"/>protect. (COMMAND.COM, Batch files, etc.)</text:p>
      <text:p text:style-name="Preformatted_20_Text"/>
      <text:p text:style-name="Preformatted_20_Text"><text:s text:c="4"/>D. <text:s/>Asssembling CONFIG.SYS</text:p>
      <text:p text:style-name="Preformatted_20_Text"/>
      <text:p text:style-name="Preformatted_20_Text"><text:s text:c="12"/>Everything checks out? <text:s/>Now comes the 'hard' part putting the</text:p>
      <text:p text:style-name="Preformatted_20_Text"><text:s text:c="10"/>files together so that they work. Place your configuration</text:p>
      <text:p text:style-name="Preformatted_20_Text"><text:s text:c="10"/>blocks in the order you want them to appear on the menu screen</text:p>
      <text:p text:style-name="Preformatted_20_Text"><text:s text:c="10"/>and then start your ASCII word processor or DOS's edit program.</text:p>
      <text:p text:style-name="Preformatted_20_Text"/>
      <text:p text:style-name="Preformatted_20_Text"><text:s text:c="10"/>(Look at figs 1.1 and 1.2 for my examples)</text:p>
      <text:p text:style-name="Preformatted_20_Text"/>
      <text:p text:style-name="Preformatted_20_Text"><text:s text:c="11"/>Lines 1 thru 9: define the menu screen</text:p>
      <text:p text:style-name="Preformatted_20_Text"/>
      <text:p text:style-name="Preformatted_20_Text"><text:s text:c="11"/>line 1: menu block header</text:p>
      <text:p text:style-name="Preformatted_20_Text"/>
      <text:p text:style-name="Preformatted_20_Text"><text:s text:c="11"/>line 2 thru 7: define the menu choices and what is printed on</text:p>
      <text:p text:style-name="Preformatted_20_Text"><text:s text:c="24"/>screen. NOTE: The bock item name must be the exact</text:p>
      <text:p text:style-name="Preformatted_20_Text"><text:s text:c="24"/>spelling of the menu block you want to run.</text:p>
      <text:p text:style-name="Preformatted_20_Text"/>
      <text:p text:style-name="Preformatted_20_Text"><text:s text:c="11"/>line 8: menucolor tells the system what colors to use on the</text:p>
      <text:p text:style-name="Preformatted_20_Text"><text:s text:c="27"/>screen.</text:p>
      <text:p text:style-name="Preformatted_20_Text"/>
      <text:p text:style-name="Preformatted_20_Text"><text:s text:c="11"/>line 9: menudefault what menu choice to use if I don't select a</text:p>
      <text:p text:style-name="Preformatted_20_Text"><text:s text:c="29"/>choice within 30 seconds.</text:p>
      <text:p text:style-name="Preformatted_20_Text"/>
      <text:p text:style-name="Preformatted_20_Text"><text:s text:c="11"/>Lines 10, 15, 22,28,33,38: separates the configuration blocks</text:p>
      <text:p text:style-name="Preformatted_20_Text"><text:s text:c="37"/>from each other.</text:p>
      <text:p text:style-name="Preformatted_20_Text"/>
      <text:p text:style-name="Preformatted_20_Text"><text:s text:c="11"/>Lines 11,16,23,29,34,39: Are the configuration block headers.</text:p>
      <text:p text:style-name="Preformatted_20_Text"><text:s text:c="34"/>Their spelling must agree with the</text:p>
      <text:p text:style-name="Preformatted_20_Text"><text:s text:c="34"/>choices in the menu header block</text:p>
      <text:p text:style-name="Preformatted_20_Text"><text:s text:c="34"/>above.</text:p>
      <text:p text:style-name="Preformatted_20_Text"/>
      <text:p text:style-name="Preformatted_20_Text"><text:s text:c="11"/>Lines 11 thru 14: Common configuration block. What common</text:p>
      <text:p text:style-name="Preformatted_20_Text"><text:s text:c="27"/>resources are common to all possible choices</text:p>
      <text:p text:style-name="Preformatted_20_Text"><text:s text:c="27"/>for systems configurations.</text:p>
      <text:p text:style-name="Preformatted_20_Text"/>
      <text:p text:style-name="Preformatted_20_Text"><text:s text:c="11"/>Lines 16 thru 21: Sample config block. What I want the Normal</text:p>
      <text:p text:style-name="Preformatted_20_Text"><text:s text:c="27"/>configuration to use. Note: the LASTDRIVE=K</text:p>
      <text:p text:style-name="Preformatted_20_Text"><text:s text:c="27"/>command is because I use the SUBST command</text:p>
      <text:p text:style-name="Preformatted_20_Text"><text:s text:c="27"/>to identify certain directories as virtual</text:p>
      <text:p text:style-name="Preformatted_20_Text"><text:soft-page-break/><text:s text:c="27"/>drives in this configuration.</text:p>
      <text:p text:style-name="Preformatted_20_Text"/>
      <text:p text:style-name="Preformatted_20_Text"><text:s text:c="13"/>Happy with your CONFIG.SYS file? OK, save it and then verify</text:p>
      <text:p text:style-name="Preformatted_20_Text"><text:s text:c="10"/>it's ok by testing on your 'scratch diskette', then when you're</text:p>
      <text:p text:style-name="Preformatted_20_Text"><text:s text:c="10"/>finally satisfied <text:s/>save it, and go on to the AUTOEXEC.BAT file.</text:p>
      <text:p text:style-name="Preformatted_20_Text"/>
      <text:p text:style-name="Preformatted_20_Text"/>
      <text:p text:style-name="Preformatted_20_Text">III. Autoexec.Bat file creation</text:p>
      <text:p text:style-name="Preformatted_20_Text"/>
      <text:p text:style-name="Preformatted_20_Text"><text:s text:c="12"/>Now the system will boot up to a selected configuration.</text:p>
      <text:p text:style-name="Preformatted_20_Text"><text:s text:c="9"/>However, you may want to have a certain program start once a</text:p>
      <text:p text:style-name="Preformatted_20_Text"><text:s text:c="9"/>configuration is set. You must write your AUTOEXEC.BAT file to</text:p>
      <text:p text:style-name="Preformatted_20_Text"><text:s text:c="9"/>select the proper commands to run the progam based upon what</text:p>
      <text:p text:style-name="Preformatted_20_Text"><text:s text:c="9"/>configuration you selected. Fortunately, the batch command</text:p>
      <text:p text:style-name="Preformatted_20_Text"><text:s text:c="9"/>GOTO allows this to be done easily. Using the new environment</text:p>
      <text:p text:style-name="Preformatted_20_Text"><text:s text:c="9"/>variable %config%, the AUTOEXEC.BAT looks into the operating</text:p>
      <text:p text:style-name="Preformatted_20_Text"><text:s text:c="9"/>configuration and then selects the correct commands to run.</text:p>
      <text:p text:style-name="Preformatted_20_Text"/>
      <text:p text:style-name="Preformatted_20_Text"><text:s text:c="5"/>A. Procedure for creating AUTOEX.BAT file.</text:p>
      <text:p text:style-name="Preformatted_20_Text"/>
      <text:p text:style-name="Preformatted_20_Text"><text:s text:c="8"/>1. Decide options you want.</text:p>
      <text:p text:style-name="Preformatted_20_Text"/>
      <text:p text:style-name="Preformatted_20_Text"><text:s text:c="13"/>Again, look at what commands you need to run, once each of</text:p>
      <text:p text:style-name="Preformatted_20_Text"><text:s text:c="11"/>the configurations created in the CONFIG.SYS file is selected.</text:p>
      <text:p text:style-name="Preformatted_20_Text"/>
      <text:p text:style-name="Preformatted_20_Text"><text:s text:c="13"/>a. Commands common to all choices.</text:p>
      <text:p text:style-name="Preformatted_20_Text"><text:s text:c="16"/>(run these before your menu choices)</text:p>
      <text:p text:style-name="Preformatted_20_Text"/>
      <text:p text:style-name="Preformatted_20_Text"><text:s text:c="13"/>b. Windows start up</text:p>
      <text:p text:style-name="Preformatted_20_Text"/>
      <text:p text:style-name="Preformatted_20_Text"><text:s text:c="13"/>c. Game choice</text:p>
      <text:p text:style-name="Preformatted_20_Text"/>
      <text:p text:style-name="Preformatted_20_Text"><text:s text:c="13"/>d. Comms program (Any Telecommunications software program)</text:p>
      <text:p text:style-name="Preformatted_20_Text"><text:s text:c="16"/>(CompuServe, TE Works, for example)</text:p>
      <text:p text:style-name="Preformatted_20_Text"/>
      <text:p text:style-name="Preformatted_20_Text"><text:s text:c="13"/>e. Files copied to Ram Drive</text:p>
      <text:p text:style-name="Preformatted_20_Text"><text:s text:c="16"/>(Some users place frequently used programs on a Ram</text:p>
      <text:p text:style-name="Preformatted_20_Text"><text:s text:c="16"/>Drive to speed up access time.)</text:p>
      <text:p text:style-name="Preformatted_20_Text"/>
      <text:p text:style-name="Preformatted_20_Text"><text:s text:c="13"/>f. Commands needed (set prompt for example)</text:p>
      <text:p text:style-name="Preformatted_20_Text"><text:s text:c="16"/>(Set Environment commands are the most obvious)</text:p>
      <text:p text:style-name="Preformatted_20_Text"/>
      <text:p text:style-name="Preformatted_20_Text"><text:s text:c="9"/>Each of the above optional choices creates a block in the AUTO-</text:p>
      <text:p text:style-name="Preformatted_20_Text"><text:s text:c="9"/>EXEC.BAT file that must agree in syntax to the environment variable</text:p>
      <text:p text:style-name="Preformatted_20_Text"><text:s text:c="9"/>%menuitem% created in the CONFIG.SYS choice selection.</text:p>
      <text:p text:style-name="Preformatted_20_Text"/>
      <text:p text:style-name="Preformatted_20_Text"><text:s text:c="8"/>2. Create menu items on paper.</text:p>
      <text:p text:style-name="Preformatted_20_Text"/>
      <text:p text:style-name="Preformatted_20_Text"><text:s text:c="11"/>This sets the sequence you want followed in each choice.</text:p>
      <text:p text:style-name="Preformatted_20_Text"><text:s text:c="11"/>NOTE: The title of the choice 'MUST' match the title of the</text:p>
      <text:p text:style-name="Preformatted_20_Text"><text:s text:c="11"/>configuration block in the CONFIG.SYS file that it is used</text:p>
      <text:p text:style-name="Preformatted_20_Text"><text:s text:c="11"/>with. (see example)</text:p>
      <text:p text:style-name="Preformatted_20_Text"><text:s text:c="13"/>When you copy them to your AUTOEXEC.BAT file, each section</text:p>
      <text:p text:style-name="Preformatted_20_Text"><text:s text:c="11"/>must be separated from the others by a blank line.</text:p>
      <text:p text:style-name="Preformatted_20_Text"/>
      <text:p text:style-name="Preformatted_20_Text"><text:s text:c="8"/>3. Test you selections.</text:p>
      <text:p text:style-name="Preformatted_20_Text"/>
      <text:p text:style-name="Preformatted_20_Text"><text:s text:c="11"/>Using the same process you used to test your configuration</text:p>
      <text:p text:style-name="Preformatted_20_Text"><text:s text:c="11"/>blocks in the CONFIG.SYS file, test the blocks to insure</text:p>
      <text:p text:style-name="Preformatted_20_Text"><text:s text:c="11"/>they operate correctly before assembling the final AUTO-</text:p>
      <text:p text:style-name="Preformatted_20_Text"><text:s text:c="11"/>EXEC.BAT file.</text:p>
      <text:p text:style-name="Preformatted_20_Text"/>
      <text:p text:style-name="Preformatted_20_Text"><text:s text:c="8"/>4. Assemble your AUTOEXEC.BAT file</text:p>
      <text:p text:style-name="Preformatted_20_Text"/>
      <text:p text:style-name="Preformatted_20_Text"><text:soft-page-break/><text:s text:c="13"/>Once you have verified the blocks work and have placed them</text:p>
      <text:p text:style-name="Preformatted_20_Text"><text:s text:c="11"/>in the order you want. Use your ASCII word processor or DOS's</text:p>
      <text:p text:style-name="Preformatted_20_Text"><text:s text:c="11"/>EDIT to create your AUTOEXEC.BAT file. <text:s/>Remember:</text:p>
      <text:p text:style-name="Preformatted_20_Text"/>
      <text:p text:style-name="Preformatted_20_Text"><text:s text:c="13"/>a. That the line "goto %config%" must be included before the</text:p>
      <text:p text:style-name="Preformatted_20_Text"><text:s text:c="13"/>start of the menu choices so the batch file will look into</text:p>
      <text:p text:style-name="Preformatted_20_Text"><text:s text:c="13"/>the environment to see which choice to select.</text:p>
      <text:p text:style-name="Preformatted_20_Text"/>
      <text:p text:style-name="Preformatted_20_Text"><text:s text:c="13"/>b. Each title must agree with a configuration block title</text:p>
      <text:p text:style-name="Preformatted_20_Text"><text:s text:c="13"/>ie: <text:s/>:Normal, :Home, :Game, :Comms for example.</text:p>
      <text:p text:style-name="Preformatted_20_Text"><text:s text:c="13"/>Otherwise it will not run.</text:p>
      <text:p text:style-name="Preformatted_20_Text"/>
      <text:p text:style-name="Preformatted_20_Text"><text:s text:c="13"/>c. Each choice must be separated by a blank line and must</text:p>
      <text:p text:style-name="Preformatted_20_Text"><text:s text:c="13"/>include the command "goto end" as the last line of each</text:p>
      <text:p text:style-name="Preformatted_20_Text"><text:s text:c="13"/>section. This allows the batch file to automatically end</text:p>
      <text:p text:style-name="Preformatted_20_Text"><text:s text:c="13"/>once all the commands are run by the selected menuitem.</text:p>
      <text:p text:style-name="Preformatted_20_Text"/>
      <text:p text:style-name="Preformatted_20_Text"><text:s text:c="13"/>d. The last line in the AUTOEXEC.BAT file must be ":End",</text:p>
      <text:p text:style-name="Preformatted_20_Text"><text:s text:c="13"/>or the batch file will not stop automatically.</text:p>
      <text:p text:style-name="Preformatted_20_Text"/>
      <text:p text:style-name="Preformatted_20_Text"><text:s/>Included examples:</text:p>
      <text:p text:style-name="Preformatted_20_Text"/>
      <text:p text:style-name="Preformatted_20_Text"><text:s text:c="8"/>Fig 1.1 and 1.2 are CONFIG.SYS and AUTOEXEC.BAT files for a TANDY</text:p>
      <text:p text:style-name="Preformatted_20_Text"><text:s text:c="4"/>1400 dual 3 1/2" floppy drive laptop, with an external 5 1/4" floppy</text:p>
      <text:p text:style-name="Preformatted_20_Text"><text:s text:c="4"/>drive.</text:p>
      <text:p text:style-name="Preformatted_20_Text"/>
      <text:p text:style-name="Preformatted_20_Text"><text:s text:c="7"/>Since my Tandy does not allow the CompuServe pgms and an external</text:p>
      <text:p text:style-name="Preformatted_20_Text"><text:s text:c="4"/>drive to co-exist due to memory limitations and the fact that the ex-</text:p>
      <text:p text:style-name="Preformatted_20_Text"><text:s text:c="4"/>ternal floppy is not present when traveling, or when running certain</text:p>
      <text:p text:style-name="Preformatted_20_Text"><text:s text:c="4"/>games, I developed the configurations shown to select the configuration</text:p>
      <text:p text:style-name="Preformatted_20_Text"><text:s text:c="4"/>I need at different times.</text:p>
      <text:p text:style-name="Preformatted_20_Text"/>
      <text:p text:style-name="Preformatted_20_Text"><text:s text:c="7"/>Hey, it's an old computer, it works and is paid for, what more do</text:p>
      <text:p text:style-name="Preformatted_20_Text"><text:s text:c="4"/>you want? The basic information will work even on a Pentium class</text:p>
      <text:p text:style-name="Preformatted_20_Text"><text:s text:c="4"/>multi $ special, as long as you have DOS 6.2 loaded.</text:p>
      <text:p text:style-name="Preformatted_20_Text"/>
      <text:p text:style-name="Preformatted_20_Text"><text:s text:c="5"/>The only commands that were touched on are the menu items for the</text:p>
      <text:p text:style-name="Preformatted_20_Text"><text:s text:c="3"/>CONFIG.SYS file, and certain commands required in the AUTOEXEC.BAT file,</text:p>
      <text:p text:style-name="Preformatted_20_Text"><text:s text:c="3"/>you should be familiar with all other commands by now.</text:p>
      <text:p text:style-name="Preformatted_20_Text"/>
      <text:p text:style-name="Preformatted_20_Text"><text:s text:c="5"/>For clarity each line of the CONFIG.SYS and AUTOEXEC.BAT is numbered</text:p>
      <text:p text:style-name="Preformatted_20_Text"><text:s text:c="2"/>and these numbers should be not be used in actual files. Notes about each</text:p>
      <text:p text:style-name="Preformatted_20_Text"><text:s text:c="2"/>line are separated by "+ +" and should not be included in your files.</text:p>
      <text:p text:style-name="Preformatted_20_Text"/>
      <text:p text:style-name="Preformatted_20_Text"><text:s/>1. Menu choices made:</text:p>
      <text:p text:style-name="Preformatted_20_Text"/>
      <text:p text:style-name="Preformatted_20_Text"><text:s text:c="3"/>A. On all selections common items required:</text:p>
      <text:p text:style-name="Preformatted_20_Text"/>
      <text:p text:style-name="Preformatted_20_Text"><text:s text:c="6"/>load SETVERS, MOUSE and ANSI drivers</text:p>
      <text:p text:style-name="Preformatted_20_Text"/>
      <text:p text:style-name="Preformatted_20_Text"/>
      <text:p text:style-name="Preformatted_20_Text"><text:s text:c="2"/>B. Home configuration items:</text:p>
      <text:p text:style-name="Preformatted_20_Text"/>
      <text:p text:style-name="Preformatted_20_Text"><text:s text:c="6"/>Ram Drive C:</text:p>
      <text:p text:style-name="Preformatted_20_Text"><text:s text:c="6"/>load various DOS files into Ram Drive root directory and certain batch</text:p>
      <text:p text:style-name="Preformatted_20_Text"><text:s text:c="6"/>and small .EXE and .COM files into a subdirectory on the ram drive</text:p>
      <text:p text:style-name="Preformatted_20_Text"/>
      <text:p text:style-name="Preformatted_20_Text"><text:s text:c="6"/>external Drive D:</text:p>
      <text:p text:style-name="Preformatted_20_Text"><text:s text:c="6"/>defines the external disk drive as drive D: the configuration</text:p>
      <text:p text:style-name="Preformatted_20_Text"><text:s text:c="6"/>block will load the device driver and identify the drive as the D:</text:p>
      <text:p text:style-name="Preformatted_20_Text"><text:s text:c="6"/>drive</text:p>
      <text:p text:style-name="Preformatted_20_Text"/>
      <text:p text:style-name="Preformatted_20_Text"/>
      <text:p text:style-name="Preformatted_20_Text"><text:s text:c="3"/>C. GAME1 configuration:</text:p>
      <text:p text:style-name="Preformatted_20_Text"><text:soft-page-break/></text:p>
      <text:p text:style-name="Preformatted_20_Text"><text:s text:c="6"/>no ram drive</text:p>
      <text:p text:style-name="Preformatted_20_Text"><text:s text:c="6"/>make external floppy drive C:</text:p>
      <text:p text:style-name="Preformatted_20_Text"/>
      <text:p text:style-name="Preformatted_20_Text"/>
      <text:p text:style-name="Preformatted_20_Text"><text:s text:c="3"/>D. GAME2 configuration:</text:p>
      <text:p text:style-name="Preformatted_20_Text"/>
      <text:p text:style-name="Preformatted_20_Text"><text:s text:c="6"/>no ram drive</text:p>
      <text:p text:style-name="Preformatted_20_Text"><text:s text:c="6"/>no external floppy drive</text:p>
      <text:p text:style-name="Preformatted_20_Text"/>
      <text:p text:style-name="Preformatted_20_Text"/>
      <text:p text:style-name="Preformatted_20_Text"><text:s text:c="3"/>E. COMMS configuration:</text:p>
      <text:p text:style-name="Preformatted_20_Text"/>
      <text:p text:style-name="Preformatted_20_Text"><text:s text:c="6"/>no ram drive</text:p>
      <text:p text:style-name="Preformatted_20_Text"><text:s text:c="6"/>no external floppy drive</text:p>
      <text:p text:style-name="Preformatted_20_Text"><text:s text:c="6"/>maximum memory to run large pgme files such as CompuServe</text:p>
      <text:p text:style-name="Preformatted_20_Text"><text:s text:c="6"/>NOTE: This is a slightly different configuration than GAME2.</text:p>
      <text:p text:style-name="Preformatted_20_Text"/>
      <text:p text:style-name="Preformatted_20_Text"><text:s text:c="3"/>F. Road configuration:</text:p>
      <text:p text:style-name="Preformatted_20_Text"/>
      <text:p text:style-name="Preformatted_20_Text"><text:s text:c="6"/>ram drive as C: drive</text:p>
      <text:p text:style-name="Preformatted_20_Text"><text:s text:c="6"/>load various DOS files into Ram Drive root directory and certain batch</text:p>
      <text:p text:style-name="Preformatted_20_Text"><text:s text:c="6"/>and small .EXE and .COM files into a subdirectory on the ram drive</text:p>
      <text:p text:style-name="Preformatted_20_Text"/>
      <text:p text:style-name="Preformatted_20_Text"/>
      <text:p text:style-name="Preformatted_20_Text">Fig 1.1 CONFIG.SYS</text:p>
      <text:p text:style-name="Preformatted_20_Text">------------------------------------------------------------------</text:p>
      <text:p text:style-name="Preformatted_20_Text"/>
      <text:p text:style-name="Preformatted_20_Text">1. <text:s/>[menu] <text:s text:c="9"/>+tells systems configuration is menu format+</text:p>
      <text:p text:style-name="Preformatted_20_Text">2. <text:s/>menuitem=Common +menu selection title and title on screen+</text:p>
      <text:p text:style-name="Preformatted_20_Text">3. <text:s/>menuitem=Normal, Ram Drive=C, B/P Drive=D Home <text:s text:c="3"/>+menu selection+</text:p>
      <text:p text:style-name="Preformatted_20_Text">4. <text:s/>menuitem=Game1, <text:s/>No Ram Drive, B/P Drive=C Home <text:s text:c="2"/>+menu selection+</text:p>
      <text:p text:style-name="Preformatted_20_Text">5. <text:s/>menuitem=Game2, <text:s/>No Ram Drive, No B/P Drive Home/Road +menu selection+</text:p>
      <text:p text:style-name="Preformatted_20_Text">6. <text:s/>menuitem=Comms, <text:s/>Compuserve No B/P drive, No Ram Home/Road +menu selection+</text:p>
      <text:p text:style-name="Preformatted_20_Text">7. <text:s/>menuitem=Road1, <text:s/>Ram Drive=C, No B/P drive Road +menu selection+</text:p>
      <text:p text:style-name="Preformatted_20_Text">8. <text:s/>menucolor=15,1 <text:s text:c="2"/>+sets color of menu: white text on blue background+</text:p>
      <text:p text:style-name="Preformatted_20_Text">9. <text:s/>menudefault=Normal, 30 +tells system default selection and time delay+</text:p>
      <text:p text:style-name="Preformatted_20_Text">10. <text:s text:c="17"/>+blank line separator+</text:p>
      <text:p text:style-name="Preformatted_20_Text">11. [Common] <text:s text:c="4"/>+menu selection title+ +title must be same as title above+</text:p>
      <text:p text:style-name="Preformatted_20_Text">12. device=A:\DOS\Setver.exe</text:p>
      <text:p text:style-name="Preformatted_20_Text">13. device=A:\DOS\Mouse.sys</text:p>
      <text:p text:style-name="Preformatted_20_Text">14. device=A:\DOS\ansi.sys</text:p>
      <text:p text:style-name="Preformatted_20_Text">15.</text:p>
      <text:p text:style-name="Preformatted_20_Text">16. [Normal] <text:s text:c="8"/>+menu selection title+</text:p>
      <text:p text:style-name="Preformatted_20_Text">17. device=A:\DOS\Ramdrive.sys 128</text:p>
      <text:p text:style-name="Preformatted_20_Text">18. device=A:\DOS\Backpack.sys</text:p>
      <text:p text:style-name="Preformatted_20_Text">19. files=40</text:p>
      <text:p text:style-name="Preformatted_20_Text">20. buffers=20</text:p>
      <text:p text:style-name="Preformatted_20_Text">21. lastdrive=k</text:p>
      <text:p text:style-name="Preformatted_20_Text">22.</text:p>
      <text:p text:style-name="Preformatted_20_Text">23. [Game1] <text:s text:c="9"/>+menu selection title+</text:p>
      <text:p text:style-name="Preformatted_20_Text">24. device=A:\DOS\Backpack.sys</text:p>
      <text:p text:style-name="Preformatted_20_Text">25. files=20</text:p>
      <text:p text:style-name="Preformatted_20_Text">26. buffers=10</text:p>
      <text:p text:style-name="Preformatted_20_Text">27. lastdrive=c</text:p>
      <text:p text:style-name="Preformatted_20_Text">28.</text:p>
      <text:p text:style-name="Preformatted_20_Text">29. [Game2] <text:s text:c="9"/>+menu selection title+</text:p>
      <text:p text:style-name="Preformatted_20_Text">30. files=20</text:p>
      <text:p text:style-name="Preformatted_20_Text">31. buffers=10</text:p>
      <text:p text:style-name="Preformatted_20_Text">32. lastdrive=c</text:p>
      <text:p text:style-name="Preformatted_20_Text">33.</text:p>
      <text:p text:style-name="Preformatted_20_Text">34. [Comms] <text:s text:c="9"/>+menu selection title+</text:p>
      <text:p text:style-name="Preformatted_20_Text">35. files=40</text:p>
      <text:p text:style-name="Preformatted_20_Text">36. buffers=20</text:p>
      <text:p text:style-name="Preformatted_20_Text"><text:soft-page-break/>37. lastdrive=c</text:p>
      <text:p text:style-name="Preformatted_20_Text">38.</text:p>
      <text:p text:style-name="Preformatted_20_Text">39. [Road1] <text:s text:c="9"/>+menu selection title+</text:p>
      <text:p text:style-name="Preformatted_20_Text">40. device=A:\DOS\Ramdrive.sys 128</text:p>
      <text:p text:style-name="Preformatted_20_Text">41. files=20</text:p>
      <text:p text:style-name="Preformatted_20_Text">42. buffers=10</text:p>
      <text:p text:style-name="Preformatted_20_Text">43. lastdrive=c</text:p>
      <text:p text:style-name="Preformatted_20_Text"/>
      <text:p text:style-name="Preformatted_20_Text">------------------------------------------------------------------</text:p>
      <text:p text:style-name="Preformatted_20_Text"/>
      <text:p text:style-name="Preformatted_20_Text">Fig 1.2 AUTOEXEC.BAT file:</text:p>
      <text:p text:style-name="Preformatted_20_Text"/>
      <text:p text:style-name="Preformatted_20_Text">Note: the various commands such as SECRET.COM are peculiar to my</text:p>
      <text:p text:style-name="Preformatted_20_Text">files and should not be used if you decide to copy this example.</text:p>
      <text:p text:style-name="Preformatted_20_Text">If you leave them in the batch file you'll get ERROR messages such</text:p>
      <text:p text:style-name="Preformatted_20_Text">as: "File not found", "File not copied" or other such ERROR messages</text:p>
      <text:p text:style-name="Preformatted_20_Text">if you run the AUTOEXEC.BAT file as written below.</text:p>
      <text:p text:style-name="Preformatted_20_Text">-----------------------------------------------------------------</text:p>
      <text:p text:style-name="Preformatted_20_Text"/>
      <text:p text:style-name="Preformatted_20_Text">1. <text:s/>@a:\bin\secret.com <text:s text:c="6"/>+ runs pgme without showing title on screen+</text:p>
      <text:p text:style-name="Preformatted_20_Text">2. <text:s/>cls</text:p>
      <text:p text:style-name="Preformatted_20_Text">3. <text:s/>pause</text:p>
      <text:p text:style-name="Preformatted_20_Text">4. <text:s/>@type a:\backup\gund.txt <text:s/>+types text on screen without title+</text:p>
      <text:p text:style-name="Preformatted_20_Text">5. <text:s/>pause</text:p>
      <text:p text:style-name="Preformatted_20_Text">6. <text:s/>cls</text:p>
      <text:p text:style-name="Preformatted_20_Text">7. <text:s/>prompt=$P$G</text:p>
      <text:p text:style-name="Preformatted_20_Text">8. <text:s/>goto %config% +tells system to select setion with the same name as+</text:p>
      <text:p text:style-name="Preformatted_20_Text"><text:s text:c="18"/>+the selected item in the CONFIG.SYS file+</text:p>
      <text:p text:style-name="Preformatted_20_Text">9. <text:s text:c="15"/>+ blank separator line+</text:p>
      <text:p text:style-name="Preformatted_20_Text">10. :Normal <text:s text:c="6"/>+Normal config selection autoexec commands+</text:p>
      <text:p text:style-name="Preformatted_20_Text">11. cd a:\backup</text:p>
      <text:p text:style-name="Preformatted_20_Text">12. @autox <text:s text:c="6"/>+batch command to load files to Ram drive C:+</text:p>
      <text:p text:style-name="Preformatted_20_Text">13. cd\</text:p>
      <text:p text:style-name="Preformatted_20_Text">14. c:</text:p>
      <text:p text:style-name="Preformatted_20_Text">15. goto end <text:s text:c="5"/>+tells system to skip rest of choices ang end program+</text:p>
      <text:p text:style-name="Preformatted_20_Text">16.</text:p>
      <text:p text:style-name="Preformatted_20_Text">17. :Game1 <text:s text:c="7"/>+Game1 config selection autoexec commands+</text:p>
      <text:p text:style-name="Preformatted_20_Text">18. goto end</text:p>
      <text:p text:style-name="Preformatted_20_Text">19.</text:p>
      <text:p text:style-name="Preformatted_20_Text">20. :Game2 <text:s text:c="7"/>+Game2 config selection autoexec commands+</text:p>
      <text:p text:style-name="Preformatted_20_Text">21. goto end</text:p>
      <text:p text:style-name="Preformatted_20_Text">22.</text:p>
      <text:p text:style-name="Preformatted_20_Text">23. :Comms <text:s text:c="7"/>+Comms config selection autoexec commands+</text:p>
      <text:p text:style-name="Preformatted_20_Text">24. prompt=COMMS$P$G <text:s/>+reminds that the Comms config is selected+</text:p>
      <text:p text:style-name="Preformatted_20_Text">25. goto end</text:p>
      <text:p text:style-name="Preformatted_20_Text">26.</text:p>
      <text:p text:style-name="Preformatted_20_Text">27. :Road1 <text:s text:c="6"/>+Road config selection autoexec commands+</text:p>
      <text:p text:style-name="Preformatted_20_Text">28. cd a:\backup</text:p>
      <text:p text:style-name="Preformatted_20_Text">29. @autox</text:p>
      <text:p text:style-name="Preformatted_20_Text">30. cd\</text:p>
      <text:p text:style-name="Preformatted_20_Text">31. c:</text:p>
      <text:p text:style-name="Preformatted_20_Text">32. goto end</text:p>
      <text:p text:style-name="Preformatted_20_Text">33.</text:p>
      <text:p text:style-name="Preformatted_20_Text">34. :end <text:s text:c="7"/>+batch file end command+</text:p>
      <text:p text:style-name="Preformatted_20_Text"/>
      <text:p text:style-name="Preformatted_20_Text">-----------------------------------------------------------------</text:p>
      <text:p text:style-name="Preformatted_20_Text"/>
      <text:p text:style-name="Preformatted_20_Text">NOTE: To those who would like to use multiple configurations, and</text:p>
      <text:p text:style-name="Preformatted_20_Text">haven't upgraded to MS-DOS 6.x, You can operate by creating several</text:p>
      <text:p text:style-name="Preformatted_20_Text">difffernt CONFIG.SYS and AUTOEXEC.BAT files with different titles and</text:p>
      <text:p text:style-name="Preformatted_20_Text">creating a batch file to copy a selected configuration to the CONFIG.SYS</text:p>
      <text:p text:style-name="Preformatted_20_Text">and AUTOEXEC.BAT files that will operate the next time you reboot.</text:p>
      <text:p text:style-name="Preformatted_20_Text"/>
      <text:p text:style-name="Preformatted_20_Text">For example using the choices above:</text:p>
      <text:p text:style-name="Preformatted_20_Text"><text:soft-page-break/></text:p>
      <text:p text:style-name="Preformatted_20_Text"><text:s/>Normal: Ramdrive &amp; External drive= <text:s text:c="4"/>CON1.txt &amp; Auto1.txt</text:p>
      <text:p text:style-name="Preformatted_20_Text"><text:s/>Games1: External drive= <text:s text:c="15"/>CON2.txt &amp; Auto2.txt</text:p>
      <text:p text:style-name="Preformatted_20_Text"><text:s/>Comms: <text:s/>No Ram Drive, External Drive= <text:s/>CON3.txt &amp; Auto3.txt</text:p>
      <text:p text:style-name="Preformatted_20_Text"/>
      <text:p text:style-name="Preformatted_20_Text"><text:s/>Your menu choices are:</text:p>
      <text:p text:style-name="Preformatted_20_Text"/>
      <text:p text:style-name="Preformatted_20_Text"><text:s/>1. Normal</text:p>
      <text:p text:style-name="Preformatted_20_Text"><text:s/>2. Games1</text:p>
      <text:p text:style-name="Preformatted_20_Text"><text:s/>3. Comms</text:p>
      <text:p text:style-name="Preformatted_20_Text"/>
      <text:p text:style-name="Preformatted_20_Text"><text:s/>The choices as selected will copy:</text:p>
      <text:p text:style-name="Preformatted_20_Text"/>
      <text:p text:style-name="Preformatted_20_Text"><text:s/>1: CON1.txt to CONFIG.SYS, Auto1.txt <text:s/>to AUTOEXEC.BAT</text:p>
      <text:p text:style-name="Preformatted_20_Text"><text:s/>2: CON2.txt to CONFIG.SYS, Auto2.txt <text:s/>to AUTOEXEC.BAT</text:p>
      <text:p text:style-name="Preformatted_20_Text"><text:s/>3: CON3.txt to CONFIG.SYS, Auto3.txt <text:s/>to AUTOEXEC.BAT</text:p>
      <text:p text:style-name="Preformatted_20_Text"/>
      <text:p text:style-name="Preformatted_20_Text"><text:s/>When you 'reboot' the computer starts in the configuration you</text:p>
      <text:p text:style-name="Preformatted_20_Text"><text:s/>selected.</text:p>
      <text:p text:style-name="Preformatted_20_Text"/>
      <text:p text:style-name="Preformatted_20_Text">-------------------------------------------------------------------------------</text:p>
      <text:p text:style-name="Preformatted_20_Text"/>
      <text:p text:style-name="Preformatted_20_Text">Comments: Any comments, flak, or suggested improvements to this help</text:p>
      <text:p text:style-name="Preformatted_20_Text">text can be sent to me, I may or may not answer them personally, but</text:p>
      <text:p text:style-name="Preformatted_20_Text">will consider them for inclusion in later versions of this file.</text:p>
      <text:p text:style-name="Preformatted_20_Text"/>
      <text:p text:style-name="P3">Richad H Brow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6:30:07.958136530</meta:creation-date>
    <dc:date>2016-06-02T16:31:48.532188563</dc:date>
    <meta:editing-duration>P0D</meta:editing-duration>
    <meta:editing-cycles>1</meta:editing-cycles>
    <meta:document-statistic meta:table-count="0" meta:image-count="0" meta:object-count="0" meta:page-count="9" meta:paragraph-count="389" meta:word-count="2920" meta:character-count="20643" meta:non-whitespace-character-count="15169"/>
    <meta:generator>LibreOffice/4.2.8.2$Linux_X86_64 LibreOffice_project/420m0$Build-2</meta:generator>
  </office:meta>
</office:document-meta>
</file>